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style:font-size-asian="16pt" style:font-name-complex="Trebuchet MS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rebuchet MS" style:font-name-complex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6pt" style:font-size-asian="16pt" style:font-name-complex="Trebuchet MS" style:font-size-complex="16pt"/>
    </style:style>
    <style:style style:name="P8" style:family="paragraph" style:parent-style-name="Standard" style:list-style-name="WW8Num2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9" style:family="paragraph" style:parent-style-name="Standard" style:list-style-name="WW8Num1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8pt" fo:font-style="normal" fo:font-weight="bold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WW8Num2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d0f7b" officeooo:paragraph-rsid="000d0f7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e0797" officeooo:paragraph-rsid="000e0797"/>
    </style:style>
    <style:style style:name="P16" style:family="paragraph" style:parent-style-name="Text_20_body" style:list-style-name="L2">
      <style:text-properties officeooo:paragraph-rsid="000f54dd"/>
    </style:style>
    <style:style style:name="P17" style:family="paragraph" style:parent-style-name="Text_20_body" style:list-style-name="L3">
      <style:text-properties officeooo:paragraph-rsid="000f54dd"/>
    </style:style>
    <style:style style:name="P18" style:family="paragraph" style:parent-style-name="Heading_20_1">
      <style:text-properties officeooo:rsid="000f54dd" officeooo:paragraph-rsid="000f54d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5" style:family="text">
      <style:text-properties style:font-name="Trebuchet MS" fo:font-size="12pt" fo:font-style="italic" fo:font-weight="normal" officeooo:rsid="000ef6e8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7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8" style:family="text">
      <style:text-properties style:font-name="Trebuchet MS" fo:font-size="12pt" fo:font-style="normal" fo:font-weight="normal" officeooo:rsid="000ef6e8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9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0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1" style:family="text">
      <style:text-properties officeooo:rsid="00092aa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92aa9" style:font-style-asian="italic" style:font-style-complex="italic"/>
    </style:style>
    <style:style style:name="T14" style:family="text">
      <style:text-properties officeooo:rsid="000b7f41"/>
    </style:style>
    <style:style style:name="T15" style:family="text">
      <style:text-properties officeooo:rsid="000b878d"/>
    </style:style>
    <style:style style:name="T16" style:family="text">
      <style:text-properties officeooo:rsid="000f5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oria dos Grafos</text:p>
      <text:p text:style-name="P1">COS242</text:p>
      <text:p text:style-name="P2"><text:span text:style-name="T11">26 de setembro de </text:span>2013</text:p>
      <text:p text:style-name="P2"/>
      <text:p text:style-name="P10"><text:span text:style-name="T12">Dupla: Guilherme Sales e Thiago </text:span><text:span text:style-name="T13">Barroso </text:span><text:span text:style-name="T12">Perrotta</text:span></text:p>
      <text:p text:style-name="P10"><text:span text:style-name="T12"/></text:p>
      <text:p text:style-name="P11"><text:span text:style-name="T14">Relatório da parte 1 do Trabalho</text:span></text:p>
      <text:p text:style-name="P3"/>
      <text:h text:style-name="Heading_20_1" text:outline-level="1">1 Objetivo</text:h>
      <text:p text:style-name="P5"/>
      <text:p text:style-name="P4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15">rá</text:span> ser projetada e desenvolvida de forma que possa ser facilmente utilizada em outros programas.</text:p>
      <text:p text:style-name="P4"/>
      <text:h text:style-name="Heading_20_1" text:outline-level="1">2 Projeto</text:h>
      <text:p text:style-name="P5"/>
      <text:p text:style-name="P6"><text:span text:style-name="T2">Optamos por desenvolver a nossa biblioteca </text:span><text:span text:style-name="T3">inteira</text:span><text:span text:style-name="T2"> </text:span><text:span text:style-name="T3">na</text:span><text:span text:style-name="T2"> </text:span><text:span text:style-name="T4">linguagem C++</text:span><text:span text:style-name="T2">. </text:span><text:span text:style-name="T3">Dentre alguns motivos para essa decisão, destacam-se:</text:span></text:p>
      <text:p text:style-name="P6"><text:span text:style-name="T2"/></text:p>
      <text:list xml:id="list8322114150250873643" text:style-name="WW8Num2">
        <text:list-item>
          <text:p text:style-name="P8">Linguagem de relativo baixo nível, permite usar a memória eficientemente sem introduzir complicações demais no código;</text:p>
        </text:list-item>
        <text:list-item>
          <text:p text:style-name="P8">Presença de biblioteca STL, que implementa eficientemente diversos algoritmos e estruturas de dados usados com freqüência;</text:p>
        </text:list-item>
        <text:list-item>
          <text:p text:style-name="P8">Orientação a objetos permite estruturar melhor o código da biblioteca;</text:p>
        </text:list-item>
        <text:list-item>
          <text:p text:style-name="P8">Possui uma grande comunidade de usuários e desenvolvedores, tornando fácil consultar referências e tirar dúvidas;</text:p>
        </text:list-item>
        <text:list-item>
          <text:p text:style-name="P13"><text:span text:style-name="T2">Linguagem </text:span><text:span text:style-name="T4">open source</text:span><text:span text:style-name="T6"> naturalmente compatível com o sistemas operacionais derivados do Linux.</text:span></text:p>
        </text:list-item>
      </text:list>
      <text:list xml:id="list4702994332889579319" text:style-name="WW8Num1">
        <text:list-item>
          <text:p text:style-name="P9">Nós dois já tínhamos conhecimento da linguagem.</text:p>
        </text:list-item>
      </text:list>
      <text:p text:style-name="P6"/>
      <text:p text:style-name="P6"><text:span text:style-name="T2">Outra decisão relevante para o projeto foi o uso do software </text:span><text:span text:style-name="T9">G</text:span><text:span text:style-name="T10">IT</text:span><text:span text:style-name="T4">. </text:span><text:span text:style-name="T7">Tivemos as seguintes vantagens com ele:</text:span></text:p>
      <text:p text:style-name="P6"><text:span text:style-name="T7"/></text:p>
      <text:list xml:id="list6847581936278882091" text:style-name="L1">
        <text:list-item>
          <text:p text:style-name="P14"><text:span text:style-name="T6">Sistema de </text:span><text:span text:style-name="T9">controle de versão</text:span><text:span text:style-name="T6">, de modo que poderíamos voltar para qualquer ponto do projeto quando desejássemos.</text:span></text:p>
        </text:list-item>
        <text:list-item>
          <text:p text:style-name="P14"><text:span text:style-name="T6">Solução integrada para </text:span><text:span text:style-name="T9">trabalhar em paralelo</text:span><text:span text:style-name="T6"> em várias partes diferentes do mesmo código e depois </text:span><text:span text:style-name="T9">juntar as modificações</text:span><text:span text:style-name="T6">.</text:span></text:p>
        </text:list-item>
        <text:list-item>
          <text:p text:style-name="P15"><text:span text:style-name="T6">Integração com a </text:span><text:span text:style-name="T9">nuvem</text:span><text:span text:style-name="T6">, de modo que era bastante fácil editar o código de qualquer lugar; e também sistema de notificações de </text:span><text:span text:style-name="T4">commits</text:span><text:span text:style-name="T6"> por e-mail.</text:span></text:p>
        </text:list-item>
      </text:list>
      <text:p text:style-name="P6"/>
      <text:h text:style-name="P18" text:outline-level="1">3 Estudo de Caso 1</text:h>
      <text:list xml:id="list5444463975730077226" text:style-name="L2">
        <text:list-item>
          <text:p text:style-name="P16"><text:span text:style-name="T16"/></text:p>
        </text:list-item>
      </text:list>
      <text:h text:style-name="P18" text:outline-level="1"><text:soft-page-break/>4 Estudo de Caso 2</text:h>
      <text:list xml:id="list6976288117425795561" text:style-name="L3">
        <text:list-item>
          <text:p text:style-name="P17"><text:span text:style-name="T16"/></text:p>
        </text:list-item>
      </text:list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0H11M54S</meta:editing-duration>
    <dc:date>2013-09-24T01:32:24.035846608</dc:date>
    <meta:generator>LibreOffice/4.1.1.2$Linux_x86 LibreOffice_project/410m0$Build-2</meta:generator>
    <meta:editing-cycles>7</meta:editing-cycles>
    <meta:document-statistic meta:table-count="0" meta:image-count="0" meta:object-count="0" meta:page-count="2" meta:paragraph-count="23" meta:word-count="267" meta:character-count="1693" meta:non-whitespace-character-count="1457"/>
  </office:meta>
</office:document-meta>
</file>